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ded" officeooo:paragraph-rsid="0012aded"/>
    </style:style>
    <style:style style:name="P2" style:family="paragraph" style:parent-style-name="Standard">
      <style:text-properties officeooo:paragraph-rsid="0012aded"/>
    </style:style>
    <style:style style:name="T1" style:family="text">
      <style:text-properties officeooo:rsid="0012aded"/>
    </style:style>
    <style:style style:name="T2" style:family="text">
      <style:text-properties officeooo:rsid="0012aded" loext:padding="0in" loext:border="none"/>
    </style:style>
    <style:style style:name="T3" style:family="text">
      <style:text-properties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21 Lab 2</text:p>
      <text:p text:style-name="P1"/>
      <text:p text:style-name="P1">1.) I ended up using many variables, about 9. I plan on attempting to change the the variables into an array in order to make my code cleaner.</text:p>
      <text:p text:style-name="P1"/>
      <text:p text:style-name="P1">2.) I used about 2 variable types. Ints and Doubles.</text:p>
      <text:p text:style-name="P1"/>
      <text:p text:style-name="P1">3.) In order to decide the different types of variables one must correlate the variables with the amount they are trying to reach. For example if you are using money you may need to use a double type.</text:p>
      <text:p text:style-name="P1"/>
      <text:p text:style-name="P1">4.) the difference between print and println is that println creates a new line under the current statement.</text:p>
      <text:p text:style-name="P1"/>
      <text:p text:style-name="P1">5.) In my code I only used println in my statements because it makes the output much cleaner and you have the expectation was using println statements.</text:p>
      <text:p text:style-name="P1"/>
      <text:p text:style-name="P2"><text:span text:style-name="T1">6.) The line </text:span><text:span text:style-name="T3">System.out.println();  </text:span><text:span text:style-name="T2">prints out the statement inside of the line and goes to the next line.</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8:37:33.804873262</meta:creation-date>
    <dc:date>2017-02-02T18:47:14.939545072</dc:date>
    <meta:editing-duration>PT9M42S</meta:editing-duration>
    <meta:editing-cycles>1</meta:editing-cycles>
    <meta:document-statistic meta:table-count="0" meta:image-count="0" meta:object-count="0" meta:page-count="1" meta:paragraph-count="8" meta:word-count="143" meta:character-count="772" meta:non-whitespace-character-count="634"/>
    <meta:generator>LibreOffice/5.1.4.2$Linux_X86_64 LibreOffice_project/10m0$Build-2</meta:generator>
  </office:meta>
</office:document-meta>
</file>